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7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c1c1c1" style:diagonal-bl-tr="none" style:diagonal-tl-br="none" style:text-align-source="fix" style:repeat-content="false" fo:wrap-option="wrap" fo:border-left="0.74pt solid #c1c1c1" style:direction="ltr" fo:border-right="0.74pt solid #c1c1c1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c1c1c1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text:p>IB</text:p>
          </table:table-cell>
          <table:table-cell table:style-name="ce1" office:value-type="string" calcext:value-type="string">
            <text:p>deferred_interest_am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0381" calcext:value-type="float">
            <text:p>710381</text:p>
          </table:table-cell>
          <table:table-cell table:style-name="ce2" office:value-type="float" office:value="19632.75" calcext:value-type="float">
            <text:p>19632.75</text:p>
          </table:table-cell>
          <table:table-cell table:style-name="ce2" office:value-type="float" office:value="20516.34" calcext:value-type="float">
            <text:p>20516.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0792" calcext:value-type="float">
            <text:p>710792</text:p>
          </table:table-cell>
          <table:table-cell table:number-columns-repeated="2" table:style-name="ce2" office:value-type="float" office:value="103599.04" calcext:value-type="float">
            <text:p>103599.0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2353" calcext:value-type="float">
            <text:p>712353</text:p>
          </table:table-cell>
          <table:table-cell table:style-name="ce2" office:value-type="float" office:value="66419.31" calcext:value-type="float">
            <text:p>66419.31</text:p>
          </table:table-cell>
          <table:table-cell table:style-name="ce2" office:value-type="float" office:value="66952.95" calcext:value-type="float">
            <text:p>66952.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2472" calcext:value-type="float">
            <text:p>712472</text:p>
          </table:table-cell>
          <table:table-cell table:style-name="ce2" office:value-type="float" office:value="150241.32" calcext:value-type="float">
            <text:p>150241.32</text:p>
          </table:table-cell>
          <table:table-cell table:style-name="ce2" office:value-type="float" office:value="150737.22" calcext:value-type="float">
            <text:p>150737.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2561" calcext:value-type="float">
            <text:p>712561</text:p>
          </table:table-cell>
          <table:table-cell table:style-name="ce2" office:value-type="float" office:value="111370.35" calcext:value-type="float">
            <text:p>111370.35</text:p>
          </table:table-cell>
          <table:table-cell table:style-name="ce2" office:value-type="float" office:value="111874.89" calcext:value-type="float">
            <text:p>111874.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2835" calcext:value-type="float">
            <text:p>712835</text:p>
          </table:table-cell>
          <table:table-cell table:style-name="ce2" office:value-type="float" office:value="12278.63" calcext:value-type="float">
            <text:p>12278.63</text:p>
          </table:table-cell>
          <table:table-cell table:style-name="ce2" office:value-type="float" office:value="12898.92" calcext:value-type="float">
            <text:p>12898.9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13523" calcext:value-type="float">
            <text:p>713523</text:p>
          </table:table-cell>
          <table:table-cell table:style-name="ce2" office:value-type="float" office:value="119819.76" calcext:value-type="float">
            <text:p>119819.76</text:p>
          </table:table-cell>
          <table:table-cell table:style-name="ce2" office:value-type="float" office:value="118653.94" calcext:value-type="float">
            <text:p>118653.94</text:p>
          </table:table-cell>
          <table:table-cell table:style-name="ce2" office:value-type="float" office:value="2258.16" calcext:value-type="float">
            <text:p>2258.1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52810" calcext:value-type="float">
            <text:p>752810</text:p>
          </table:table-cell>
          <table:table-cell table:style-name="ce2" office:value-type="float" office:value="18609" calcext:value-type="float">
            <text:p>18609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5T15:55:41</meta:creation-date>
    <dc:date>2023-03-15T16:23:59</dc:date>
    <meta:generator>LibreOffice/7.3.7.2$Linux_X86_64 LibreOffice_project/30$Build-2</meta:generator>
    <meta:document-statistic meta:table-count="1" meta:cell-count="36" meta:object-count="0"/>
    <meta:user-defined meta:name="AppVersion">16.0300</meta:user-defined>
    <meta:user-defined meta:name="Company">Nordnet</meta:user-defined>
  </office:meta>
</office:document-meta>
</file>